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78cm" svg:height="1.027cm" draw:transform="rotate (-1.62420340190592) translate (6.95625332401701cm 3.0781328331483cm)" svg:viewBox="0 0 4579 1028" svg:d="M323 1028c240-5 1092-181 2208-218 1117-35 1530-23 2038-150 79-48-320-703-481-658-279 78-752 165-1661 192-909 30-2017 96-2299 141-283 47-43 700 195 693z">
          <text:p/>
        </draw:path>
        <draw:path draw:style-name="gr1" draw:text-style-name="P1" draw:layer="layout" svg:width="4.745cm" svg:height="2.914cm" draw:transform="skewX (-0.000174532925199432) rotate (-1.55247036964896) translate (6.11979190983298cm 3.27400540367419cm)" svg:viewBox="0 0 4746 2915" svg:d="M189 2795c411 25 1143 54 2443 114 1300 61 2218-353 2105-1373s-327-1226-408-1400c-80-174-801-209-758 63 142 301 327 645 392 1272 65 628-710 833-1673 811-963-24-1863-165-2153-194-184-19-198 691 52 707z">
          <text:p/>
        </draw:path>
        <draw:path draw:style-name="gr1" draw:text-style-name="P1" draw:layer="layout" svg:width="0.903cm" svg:height="0.661cm" draw:transform="skewX (0.00244346095279205) rotate (-2.1556561591382) translate (4.162640332617cm 3.40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6.74265777377cm 3.199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6.62182444043699cm 6.954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595) rotate (-2.15652882376419) translate (6.868873638209cm 7.214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1.671cm" svg:height="1.798cm" svg:x="5.692cm" svg:y="7.192cm" svg:viewBox="0 0 1672 1799" svg:d="M1267 896c91-65 454 497 399 556-124 134-278 284-817 342-538 58-962-381-822-1019 68-309 207-576 376-775 0 0 480 476 425 530-141 127-179 316-35 453s365 4 474-87z">
          <text:p/>
        </draw:path>
        <draw:path draw:style-name="gr1" draw:text-style-name="P1" draw:layer="layout" svg:width="0.902cm" svg:height="0.661cm" draw:transform="skewX (0.00122173047639598) rotate (-2.1556561591382) translate (7.708457318594cm 8.13246249982791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50:26.647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